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20000007C9ABAFB43E21B0363.png" manifest:media-type="image/png"/>
  <manifest:file-entry manifest:full-path="Pictures/100000000000006000000065B2943095F48E91DF.png" manifest:media-type="image/png"/>
  <manifest:file-entry manifest:full-path="Pictures/1000000000000184000001428A43ADC1A8355A80.png" manifest:media-type="image/png"/>
  <manifest:file-entry manifest:full-path="Pictures/100000000000030F000001A6B22F573B96A5D005.png" manifest:media-type="image/png"/>
  <manifest:file-entry manifest:full-path="Pictures/10000000000003290000019E973FC60E1CEC92EB.png" manifest:media-type="image/png"/>
  <manifest:file-entry manifest:full-path="Pictures/100000000000007800000062BA90ECBA194308A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78807" officeooo:paragraph-rsid="00178807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Arial1" officeooo:rsid="00178807" officeooo:paragraph-rsid="00178807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Arial1" fo:font-weight="bold" officeooo:rsid="00178807" officeooo:paragraph-rsid="0017880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s Rover Tests</text:p>
      <text:p text:style-name="P1"><draw:frame draw:style-name="fr1" draw:name="Image1" text:anchor-type="char" svg:x="0.686cm" svg:y="0.469cm" svg:width="4.789cm" svg:height="3.336cm" draw:z-index="0"><draw:image xlink:href="Pictures/10000000000000B20000007C9ABAFB43E21B0363.png" xlink:type="simple" xlink:show="embed" xlink:actuate="onLoad" draw:mime-type="image/png"/></draw:frame></text:p>
      <text:p text:style-name="P2"><draw:frame draw:style-name="fr1" draw:name="Image2" text:anchor-type="char" svg:x="6.242cm" svg:y="0cm" svg:width="8.283cm" svg:height="6.874cm" draw:z-index="1"><draw:image xlink:href="Pictures/1000000000000184000001428A43ADC1A8355A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0.633cm" svg:y="0.046cm" svg:width="3.362cm" svg:height="2.745cm" draw:z-index="2"><draw:image xlink:href="Pictures/100000000000007800000062BA90ECBA194308A0.png" xlink:type="simple" xlink:show="embed" xlink:actuate="onLoad" draw:mime-type="image/png"/></draw:frame><draw:frame draw:style-name="fr1" draw:name="Image4" text:anchor-type="char" svg:x="4.708cm" svg:y="0cm" svg:width="11.785cm" svg:height="6.031cm" draw:z-index="3"><draw:image xlink:href="Pictures/10000000000003290000019E973FC60E1CEC92E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5" text:anchor-type="char" svg:x="0.792cm" svg:y="0.353cm" svg:width="3.196cm" svg:height="3.364cm" draw:z-index="4"><draw:image xlink:href="Pictures/100000000000006000000065B2943095F48E91DF.png" xlink:type="simple" xlink:show="embed" xlink:actuate="onLoad" draw:mime-type="image/png"/></draw:frame><draw:frame draw:style-name="fr1" draw:name="Image6" text:anchor-type="char" svg:x="4.826cm" svg:y="0.339cm" svg:width="10.947cm" svg:height="5.9cm" draw:z-index="5"><draw:image xlink:href="Pictures/100000000000030F000001A6B22F573B96A5D00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9:19:38.121000000</meta:creation-date>
    <dc:date>2023-09-07T09:30:53.339000000</dc:date>
    <meta:editing-duration>PT11M15S</meta:editing-duration>
    <meta:editing-cycles>1</meta:editing-cycles>
    <meta:document-statistic meta:table-count="0" meta:image-count="6" meta:object-count="0" meta:page-count="2" meta:paragraph-count="1" meta:word-count="3" meta:character-count="16" meta:non-whitespace-character-count="14"/>
    <meta:generator>LibreOffice/7.5.5.2$Windows_X86_64 LibreOffice_project/ca8fe7424262805f223b9a2334bc7181abbcbf5e</meta:generator>
  </office:meta>
</office:document-meta>
</file>